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3800" officeooo:paragraph-rsid="00133800"/>
    </style:style>
    <style:style style:name="T1" style:family="text">
      <style:text-properties officeooo:rsid="001526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yer vs machine</text:p>
      <text:p text:style-name="P1"/>
      <text:p text:style-name="P1">10x10</text:p>
      <text:p text:style-name="P1"/>
      <text:p text:style-name="P1">all boats go on randomly</text:p>
      <text:p text:style-name="P1"/>
      <text:p text:style-name="P1">4x1; 3x2; 2x3; 1x4</text:p>
      <text:p text:style-name="P1"/>
      <text:p text:style-name="P1">player starts, fires by selecting coordinates, board updates with “-” or “X” showing the outcome of shot. If it is successful, then you go again.</text:p>
      <text:p text:style-name="P1">then machine auto fires and your board with boats updates with position of shot. They go again if successful. </text:p>
      <text:p text:style-name="P1"/>
      <text:p text:style-name="P1"/>
      <text:p text:style-name="P1">Variables.py – contains the set of constants. Boats and their size, table size, </text:p>
      <text:p text:style-name="P1"/>
      <text:p text:style-name="P1">class Board</text:p>
      <text:p text:style-name="P1"><text:tab/><text:span text:style-name="T1">atributes:</text:span></text:p>
      <text:p text:style-name="P1"><text:tab/>ID of player</text:p>
      <text:p text:style-name="P1"><text:tab/>dimensions</text:p>
      <text:p text:style-name="P1"><text:tab/>dict of boat variables and sizes{boat_1: 1, boat_2: 1…}</text:p>
      <text:p text:style-name="P1"><text:tab/>empty board with “~” water <text:span text:style-name="T1">which we place our boats on</text:span></text:p>
      <text:p text:style-name="P1"><text:tab/><text:span text:style-name="T1">board empty which shows our shots</text:span></text:p>
      <text:p text:style-name="P1"><text:tab/><text:span text:style-name="T1">methods:</text:span></text:p>
      <text:p text:style-name="P1"><text:tab/><text:span text:style-name="T1">place the boats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14:30:16.392201816</meta:creation-date>
    <dc:date>2022-12-07T15:56:08.321675449</dc:date>
    <meta:editing-duration>PT1H5M31S</meta:editing-duration>
    <meta:editing-cycles>1</meta:editing-cycles>
    <meta:document-statistic meta:table-count="0" meta:image-count="0" meta:object-count="0" meta:page-count="1" meta:paragraph-count="17" meta:word-count="106" meta:character-count="616" meta:non-whitespace-character-count="514"/>
    <meta:generator>LibreOffice/6.0.7.3$Linux_X86_64 LibreOffice_project/00m0$Build-3</meta:generator>
  </office:meta>
</office:document-meta>
</file>